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rial" fo:font-size="18pt" fo:font-style="normal" fo:font-weight="bold" officeooo:rsid="000ecae0" officeooo:paragraph-rsid="000ecae0" style:font-weight-asian="bold" style:font-weight-complex="bold"/>
    </style:style>
    <style:style style:name="T1" style:family="text">
      <style:text-properties officeooo:rsid="000f2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a program to reverse the digits a number using pointers.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4"/>int num;</text:p>
      <text:p text:style-name="Standard"><text:s text:c="4"/>cout&lt;&lt;"Enter the number ";</text:p>
      <text:p text:style-name="Standard"><text:s text:c="4"/>cin&gt;&gt;num;</text:p>
      <text:p text:style-name="Standard"><text:s text:c="4"/>int rev=0;</text:p>
      <text:p text:style-name="Standard"><text:s text:c="4"/>int *pn,*pr;</text:p>
      <text:p text:style-name="Standard"><text:s text:c="4"/>pn = &amp; num ;</text:p>
      <text:p text:style-name="Standard"><text:s text:c="4"/>pr = &amp; rev ;</text:p>
      <text:p text:style-name="Standard"><text:s text:c="4"/>while(num&gt;0){</text:p>
      <text:p text:style-name="Standard"><text:s text:c="8"/>int rem =(*pn)%10;</text:p>
      <text:p text:style-name="Standard"><text:s text:c="8"/>*pr=(*pr*10)+rem;</text:p>
      <text:p text:style-name="Standard"><text:s text:c="8"/>*pn=(*pn)/10;</text:p>
      <text:p text:style-name="Standard"><text:s text:c="4"/>}</text:p>
      <text:p text:style-name="Standard"><text:s text:c="4"/>cout&lt;&lt;rev;</text:p>
      <text:p text:style-name="Standard"><text:s text:c="6"/>return 0;</text:p>
      <text:p text:style-name="Standard"><text:s text:c="4"/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05:32.987912159</meta:creation-date>
    <dc:date>2022-07-02T18:06:14.965762725</dc:date>
    <meta:editing-duration>PT3H4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50" meta:character-count="357" meta:non-whitespace-character-count="252"/>
  </office:meta>
</office:document-meta>
</file>